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18T23:05:48.044000000</dc:date>
    <meta:editing-duration>PT12H40M2S</meta:editing-duration>
    <meta:editing-cycles>49</meta:editing-cycles>
    <meta:generator>LibreOffice/4.1.0.4$Windows_x86 LibreOffice_project/89ea49ddacd9aa532507cbf852f2bb22b1ace28</meta:generator>
    <meta:document-statistic meta:object-count="190"/>
  </office:meta>
</office:document-meta>
</file>